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7f81"/>
    </style:style>
    <style:style style:name="P2" style:family="paragraph" style:parent-style-name="Standard">
      <style:text-properties officeooo:rsid="001b7f81" officeooo:paragraph-rsid="001b7f81"/>
    </style:style>
    <style:style style:name="T1" style:family="text">
      <style:text-properties officeooo:rsid="001b7f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Quando você está criando um site ou qualquer outro tipo de conteúdo, deve se preocupar bastante com os direitos de uso de determinada mídia (imagem, som, vídeo, etc). Qual dos itens a seguir melhor define esse assunto?</text:p>
      <text:p text:style-name="P1"><text:span text:style-name="T1">A) </text:span>Se a mídia estiver em um site público como Google e YouTube, podemos usar sem problemas.</text:p>
      <text:p text:style-name="P1"><text:span text:style-name="T1">B) </text:span>Não podemos usar nenhuma mídia sem a prévia autorização do seu criador.</text:p>
      <text:p text:style-name="P1"><text:span text:style-name="T1">C) </text:span>Enquanto estamos estudando e aprendendo, temos total permissão para usar mídias de terceiros.</text:p>
      <text:p text:style-name="P1"><text:span text:style-name="T1">D) </text:span>Podemos usar qualquer mídia e pagar uma multa quando formos descobertos.</text:p>
      <text:p text:style-name="P1"/>
      <text:p text:style-name="P1">2. Qual dos itens a seguir é incorreto quando o assunto é não passar por problemas relacionados a direitos autorais?</text:p>
      <text:p text:style-name="P1"><text:span text:style-name="T1">A) S</text:span>eja o criador das suas próprias artes</text:p>
      <text:p text:style-name="P1"><text:span text:style-name="T1">B) C</text:span>onsiga uma autorização legal do detentor dos direitos autorais</text:p>
      <text:p text:style-name="P1"><text:span text:style-name="T1">C) C</text:span>ompre os direitos de uso em sites especializados e use quantas vezes quiser</text:p>
      <text:p text:style-name="P1"><text:span text:style-name="T1">D) U</text:span>se imagens com licenças públicas, como Creative Commons</text:p>
      <text:p text:style-name="P1"/>
      <text:p text:style-name="P1">3. Qual dos sites a seguir é especializado em disponibilizar apenas imagens para uso liberado, sem direitos autorais?</text:p>
      <text:p text:style-name="P1"><text:span text:style-name="T1">A) </text:span>Google Imagens</text:p>
      <text:p text:style-name="P1"><text:span text:style-name="T1">B) </text:span>Getty Imagens</text:p>
      <text:p text:style-name="P1"><text:span text:style-name="T1">C) </text:span>Shutterstock</text:p>
      <text:p text:style-name="P1"><text:span text:style-name="T1">D) </text:span>Pexels</text:p>
      <text:p text:style-name="P1"/>
      <text:p text:style-name="P1">4. Qual foi o formato de imagens criado na década de 80 com o objetivo de reduzir o tamanho dos arquivos das imagens, sem reduzir sua dimensão?</text:p>
      <text:p text:style-name="P1"><text:span text:style-name="T1">A) </text:span>JPEG</text:p>
      <text:p text:style-name="P1"><text:span text:style-name="T1">B) </text:span>PNG</text:p>
      <text:p text:style-name="P1"><text:span text:style-name="T1">C) </text:span>GIF</text:p>
      <text:p text:style-name="P1"><text:span text:style-name="T1">D) </text:span>ZIP</text:p>
      <text:p text:style-name="P1"/>
      <text:p text:style-name="P1">5. Qual é o único dos formatos a seguir que possui suporte para imagens com partes transparentes e compactadas?</text:p>
      <text:p text:style-name="P1"><text:span text:style-name="T1">A) </text:span>JPEG</text:p>
      <text:p text:style-name="P1"><text:span text:style-name="T1">B) </text:span>BMP</text:p>
      <text:p text:style-name="P1"><text:span text:style-name="T1">C) </text:span>TIFF</text:p>
      <text:p text:style-name="P1"><text:span text:style-name="T1">D) </text:span>PNG</text:p>
      <text:p text:style-name="P1"/>
      <text:p text:style-name="P1">6. O que significa a sigla JPEG?</text:p>
      <text:p text:style-name="P1"><text:span text:style-name="T1">A) </text:span>Joint Photographics Expert Group</text:p>
      <text:p text:style-name="P1"><text:span text:style-name="T1">B) </text:span>JPG Photo Enhancement Graphic</text:p>
      <text:p text:style-name="P1"><text:span text:style-name="T1">C) </text:span>Join Picture Enlarge Group</text:p>
      <text:p text:style-name="P1"><text:span text:style-name="T1">D) </text:span>JPG Photographics Enhancement Group</text:p>
      <text:p text:style-name="P1"/>
      <text:p text:style-name="P1">7. Muita gente fica na dúvida sobre o tamanho da imagem</text:p>
      <text:p text:style-name="P1"><text:span text:style-name="T1">A) </text:span>use sempre a melhor qualidade possível para que seu site fique bonito</text:p>
      <text:p text:style-name="P1"><text:span text:style-name="T1">B) </text:span>use sempre a pior qualidade possível, pois os sites precisam ser rápidos</text:p>
      <text:p text:style-name="P1"><text:span text:style-name="T1">C) </text:span>tente balancear sempre qualidade e tamanho, para que seu site não fique pesado mas não se esqueça da experiência proporcionada ao seu visitante.</text:p>
      <text:p text:style-name="P1"><text:span text:style-name="T1">D) </text:span>deixe o visitante escolher se quer imagens grandes ou sites rápidos</text:p>
      <text:p text:style-name="P1"/>
      <text:p text:style-name="P1">8. Qual é a tag usada na HTML para inserir imagens como parte do conteúdo do site?</text:p>
      <text:p text:style-name="P1"><text:span text:style-name="T1">A) &lt;image&gt;</text:span></text:p>
      <text:p text:style-name="P1"><text:span text:style-name="T1">B) &lt;photo&gt;</text:span></text:p>
      <text:p text:style-name="P1"><text:soft-page-break/><text:span text:style-name="T1">C) &lt;picture&gt;</text:span></text:p>
      <text:p text:style-name="P1"><text:span text:style-name="T1">D) &lt;img&gt;</text:span></text:p>
      <text:p text:style-name="P1"/>
      <text:p text:style-name="P1">9. Dentro da tag para inserir a imagem, usamos um parâmetro especial para indicar a localização da imagem a ser carregada. Que parâmetro é esse?</text:p>
      <text:p text:style-name="P1"><text:span text:style-name="T1">A) </text:span>src</text:p>
      <text:p text:style-name="P1"><text:span text:style-name="T1">B) </text:span>source</text:p>
      <text:p text:style-name="P1"><text:span text:style-name="T1">C) </text:span>photo</text:p>
      <text:p text:style-name="P1"><text:span text:style-name="T1">D) </text:span>jpeg</text:p>
      <text:p text:style-name="P1"/>
      <text:p text:style-name="P1">10. Para configurar uma imagem como ícone de favoritos de uma página (favicon), usamos a tag _____ dentro da área ________ do seu site. Qual dos itens a seguir, é o único que preenche corretamente as lacunas da frase anterior?</text:p>
      <text:p text:style-name="P1"><text:span text:style-name="T1">A) &lt;</text:span>img&gt; / &lt;<text:span text:style-name="T1">body&gt;</text:span></text:p>
      <text:p text:style-name="P2">B) &lt;favicon&gt; / &lt;head&gt;</text:p>
      <text:p text:style-name="P2">C) &lt;link&gt; / &lt;head&gt;</text:p>
      <text:p text:style-name="P2">D) &lt;meta&gt; / &lt;body&g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4T17:44:46.830000000</meta:creation-date>
    <dc:date>2023-05-04T17:54:54.829000000</dc:date>
    <meta:editing-duration>PT10M8S</meta:editing-duration>
    <meta:editing-cycles>1</meta:editing-cycles>
    <meta:document-statistic meta:table-count="0" meta:image-count="0" meta:object-count="0" meta:page-count="2" meta:paragraph-count="50" meta:word-count="459" meta:character-count="2578" meta:non-whitespace-character-count="2169"/>
    <meta:generator>LibreOffice/7.4.6.2$Windows_X86_64 LibreOffice_project/5b1f5509c2decdade7fda905e3e1429a67acd63d</meta:generator>
  </office:meta>
</office:document-meta>
</file>